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5cm" fo:min-width="4.6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2.5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1cm" svg:height="6.4cm" svg:x="13cm" svg:y="1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1cm" svg:height="6.4cm" svg:x="13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1cm" svg:height="6.4cm" svg:x="6.4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7.5cm" svg:y="1.6cm">
          <text:p text:style-name="P1"><text:span text:style-name="T1">Read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cm" svg:height="2.3cm" svg:x="7.2cm" svg:y="3.1cm">
          <text:p text:style-name="P1"><text:span text:style-name="T1">If (mbIsWriting)</text:span></text:p>
          <text:p text:style-name="P1"><text:span text:style-name="T1">ReadCV</text:span></text:p>
          <text:p text:style-name="P1"><text:span text:style-name="T1">Wa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7.5cm" svg:y="6cm">
          <text:p text:style-name="P1"><text:span text:style-name="T1">NumReads++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4.1cm" svg:y="7.8cm">
          <text:p text:style-name="P1"><text:span text:style-name="T1">Write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4cm" svg:y="11.9cm">
          <text:p text:style-name="P1"><text:span text:style-name="T1"><text:s/></text:span><text:span text:style-name="T1">isWriting=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cm" svg:height="2.6cm" svg:x="14.1cm" svg:y="9.1cm">
          <text:p text:style-name="P1"><text:span text:style-name="T1">If (mbIsWriting|| </text:span></text:p>
          <text:p text:style-name="P1"><text:span text:style-name="T1">numReads)</text:span></text:p>
          <text:p text:style-name="P1"><text:span text:style-name="T1">WriteCV</text:span></text:p>
          <text:p text:style-name="P1"><text:span text:style-name="T1">wa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4.2cm" svg:y="16.6cm">
          <text:p text:style-name="P1"><text:span text:style-name="T1">Local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4cm" svg:y="18.4cm">
          <text:p text:style-name="P1"><text:span text:style-name="T1"><text:s/></text:span><text:span text:style-name="T1">isWriting=fal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cm" svg:height="1cm" svg:x="14cm" svg:y="20.2cm">
          <text:p text:style-name="P1"><text:span text:style-name="T1">ReadCV notif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1cm" svg:height="6.4cm" svg:x="1.9cm" svg:y="1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cm" svg:y="13.2cm">
          <text:p text:style-name="P1"><text:span text:style-name="T1">Local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3cm" svg:y="15cm">
          <text:p text:style-name="P1"><text:span text:style-name="T1">NumReads--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3cm" svg:height="1.4cm" svg:x="3cm" svg:y="16.7cm">
          <text:p text:style-name="P1"><text:span text:style-name="T1">If ! NumReads</text:span></text:p>
          <text:p text:style-name="P1"><text:span text:style-name="T1">WriteCV notif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6.4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.6cm" svg:y="1.7cm">
          <text:p text:style-name="P1"><text:span text:style-name="T1">Read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cm" svg:height="2.3cm" svg:x="1.3cm" svg:y="3.2cm">
          <text:p text:style-name="P1"><text:span text:style-name="T1">If (mbIsWriting)</text:span></text:p>
          <text:p text:style-name="P1"><text:span text:style-name="T1">ReadCV</text:span></text:p>
          <text:p text:style-name="P1"><text:span text:style-name="T1">Wa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.6cm" svg:y="6.1cm">
          <text:p text:style-name="P1"><text:span text:style-name="T1">NumReads++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cm" svg:y1="17.4cm" svg:x2="14.1cm" svg:y2="10.4cm" draw:start-shape="id1" draw:start-glue-point="1" draw:end-shape="id2" draw:end-glue-point="3" svg:d="M6000 17400h4048v-7000h4052" svg:viewBox="0 0 8101 7001">
          <text:p/>
        </draw:connector>
        <draw:connector draw:style-name="gr6" draw:text-style-name="P3" draw:layer="layout" svg:x1="15.55cm" svg:y1="13.7cm" svg:x2="15.55cm" svg:y2="15.7cm" draw:start-shape="id3" draw:start-glue-point="2" draw:end-shape="id4" draw:end-glue-point="0" svg:d="M15550 13700v2000" svg:viewBox="0 0 1 2001">
          <text:p/>
        </draw:connector>
        <draw:connector draw:style-name="gr6" draw:text-style-name="P3" draw:layer="layout" draw:line-skew="2.699cm" svg:x1="17cm" svg:y1="20.7cm" svg:x2="11.5cm" svg:y2="4.3cm" draw:start-shape="id5" draw:start-glue-point="1" draw:end-shape="id6" svg:d="M17000 20700h3200v-16400h-8700" svg:viewBox="0 0 8701 16401">
          <text:p/>
        </draw:connector>
        <draw:connector draw:style-name="gr6" draw:text-style-name="P3" draw:layer="layout" draw:line-skew="-0.85cm" svg:x1="8.95cm" svg:y1="7.5cm" svg:x2="4.45cm" svg:y2="12.6cm" draw:start-shape="id6" draw:start-glue-point="2" draw:end-shape="id7" draw:end-glue-point="0" svg:d="M8950 7500v1700h-4500v3400" svg:viewBox="0 0 4501 5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1:22:16.246000000</meta:creation-date>
    <meta:generator>LibreOffice/5.0.4.2$Windows_x86 LibreOffice_project/2b9802c1994aa0b7dc6079e128979269cf95bc78</meta:generator>
    <dc:date>2016-05-29T00:03:05.471000000</dc:date>
    <meta:editing-duration>PT1H39M32S</meta:editing-duration>
    <meta:editing-cycles>2</meta:editing-cycles>
    <meta:document-statistic meta:object-count="24"/>
  </office:meta>
</office:document-meta>
</file>